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8969"/>
    </style:style>
    <style:style style:name="P2" style:family="paragraph" style:parent-style-name="Standard">
      <style:text-properties officeooo:rsid="0017f4ef" officeooo:paragraph-rsid="0017f4ef"/>
    </style:style>
    <style:style style:name="P3" style:family="paragraph" style:parent-style-name="Standard">
      <style:text-properties style:text-position="0% 100%" officeooo:rsid="00109a8c" officeooo:paragraph-rsid="00109a8c"/>
    </style:style>
    <style:style style:name="P4" style:family="paragraph" style:parent-style-name="Standard">
      <style:text-properties style:text-position="0% 100%" officeooo:paragraph-rsid="000d8969"/>
    </style:style>
    <style:style style:name="P5" style:family="paragraph" style:parent-style-name="Standard">
      <style:text-properties style:text-position="0% 100%" officeooo:rsid="001882d0" officeooo:paragraph-rsid="0018d7b5"/>
    </style:style>
    <style:style style:name="P6" style:family="paragraph" style:parent-style-name="Standard">
      <style:text-properties style:text-position="0% 100%" officeooo:rsid="000d8969" officeooo:paragraph-rsid="000d8969"/>
    </style:style>
    <style:style style:name="P7" style:family="paragraph" style:parent-style-name="Standard">
      <style:text-properties style:font-name="Liberation Serif" fo:font-size="12pt"/>
    </style:style>
    <style:style style:name="P8" style:family="paragraph" style:parent-style-name="Standard">
      <style:text-properties officeooo:paragraph-rsid="001a100e"/>
    </style:style>
    <style:style style:name="P9"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10" style:family="paragraph" style:parent-style-name="Standard" style:list-style-name="L1">
      <style:text-properties officeooo:paragraph-rsid="001257c1"/>
    </style:style>
    <style:style style:name="P11" style:family="paragraph" style:parent-style-name="Standard" style:list-style-name="L1">
      <style:text-properties style:text-position="0% 100%" officeooo:rsid="001882d0" officeooo:paragraph-rsid="001882d0"/>
    </style:style>
    <style:style style:name="P12" style:family="paragraph" style:parent-style-name="Standard" style:list-style-name="L1">
      <style:text-properties officeooo:rsid="00109a8c" officeooo:paragraph-rsid="00109a8c"/>
    </style:style>
    <style:style style:name="T1" style:family="text">
      <style:text-properties style:text-position="0% 100%"/>
    </style:style>
    <style:style style:name="T2" style:family="text">
      <style:text-properties style:text-position="0% 100%" officeooo:rsid="000d8969"/>
    </style:style>
    <style:style style:name="T3" style:family="text">
      <style:text-properties style:text-position="0% 100%" officeooo:rsid="00109a8c"/>
    </style:style>
    <style:style style:name="T4" style:family="text">
      <style:text-properties style:text-position="0% 100%" officeooo:rsid="001257c1"/>
    </style:style>
    <style:style style:name="T5" style:family="text">
      <style:text-properties style:text-position="0% 100%" officeooo:rsid="001415fd"/>
    </style:style>
    <style:style style:name="T6" style:family="text">
      <style:text-properties style:text-position="0% 100%" officeooo:rsid="0014cbfe"/>
    </style:style>
    <style:style style:name="T7" style:family="text">
      <style:text-properties style:text-position="0% 100%" officeooo:rsid="001620f3"/>
    </style:style>
    <style:style style:name="T8" style:family="text">
      <style:text-properties style:text-position="0% 100%" officeooo:rsid="001774a5"/>
    </style:style>
    <style:style style:name="T9" style:family="text">
      <style:text-properties style:text-position="0% 100%" officeooo:rsid="0017f4ef"/>
    </style:style>
    <style:style style:name="T10" style:family="text">
      <style:text-properties style:text-position="0% 100%" officeooo:rsid="001882d0"/>
    </style:style>
    <style:style style:name="T11" style:family="text">
      <style:text-properties style:text-position="0% 100%" officeooo:rsid="0018d7b5"/>
    </style:style>
    <style:style style:name="T12" style:family="text">
      <style:text-properties style:text-position="0% 100%" officeooo:rsid="0019f71e"/>
    </style:style>
    <style:style style:name="T13" style:family="text">
      <style:text-properties style:text-position="0% 100%" officeooo:rsid="001a100e"/>
    </style:style>
    <style:style style:name="T14"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ents:</text:p>
      <text:p text:style-name="P3"/>
      <text:list xml:id="list3519391752" text:style-name="L1">
        <text:list-item>
          <text:p text:style-name="P11">The folder “Material_parameters” is a working directory to extract material parameters. The value of the material parameters obtained should be included in the corresponding Excel file in the “3THBTSC” directory so that Jupyter-Notebook can easily find them.</text:p>
        </text:list-item>
        <text:list-item>
          <text:p text:style-name="P12"><text:span text:style-name="T1">Data for the absorption coefficients are not always available for all the spectral range. We want to have data tabulated </text:span><text:span text:style-name="T9">at least </text:span><text:span text:style-name="T1">up to 4 eV. </text:span><text:span text:style-name="T9">To this end</text:span><text:span text:style-name="T1">, the last value known is assigned <text:s/>to photon energies of 4 eV </text:span><text:span text:style-name="T9">when the latest is not available</text:span><text:span text:style-name="T1">. </text:span><text:span text:style-name="T4">We have also set the photon energy at which we consider the absorption coefficient to be zero. Take into account that the absorption coefficient we have to model here is the one that creates electron-hole pairs and not the one related to parasitic absorption such us free carrier absorption</text:span></text:p>
        </text:list-item>
        <text:list-item>
          <text:p text:style-name="P10"><text:span text:style-name="T4">For the digitalization of the plots, </text:span><text:span text:style-name="T9">when necessary,</text:span><text:span text:style-name="T4"> we have used Engauge digitizer (</text:span><text:a xlink:type="simple" xlink:href="http://markummitchell.github.io/engauge-digitizer/" text:style-name="Internet_20_link" text:visited-style-name="Visited_20_Internet_20_Link"><text:span text:style-name="T1">http://markummitchell.github.io/engauge-digitizer/</text:span></text:a><text:span text:style-name="T4">)</text:span></text:p>
        </text:list-item>
      </text:list>
      <text:p text:style-name="P2"><text:span text:style-name="T4"><text:tab/></text:span><text:span text:style-name="T1">Digitized files are also included in the directory (extension “dig”)</text:span></text:p>
      <text:p text:style-name="P4"/>
      <text:p text:style-name="P1"><text:reference-mark-start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1&quot;, &quot;2&quot;]]}, &quot;page&quot;: &quot;250-257&quot;, &quot;publisher&quot;: &quot;American Institute of Physics&quot;, &quot;title&quot;: &quot;Concentration dependence of the absorption coefficient for n- and p-type GaAs between 1.3 and 1.6 eV&quot;, &quot;type&quot;: &quot;article-journal&quot;, &quot;volume&quot;: &quot;46&quot;}, &quot;uris&quot;: [&quot;http://www.mendeley.com/documents/?uuid=203f1aba-6ce3-4989-9d0c-ef0d19703d1f&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JI1twKaWj"/><text:span text:style-name="T1">[1]</text:span><text:reference-mark-end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1&quot;, &quot;2&quot;]]}, &quot;page&quot;: &quot;250-257&quot;, &quot;publisher&quot;: &quot;American Institute of Physics&quot;, &quot;title&quot;: &quot;Concentration dependence of the absorption coefficient for n- and p-type GaAs between 1.3 and 1.6 eV&quot;, &quot;type&quot;: &quot;article-journal&quot;, &quot;volume&quot;: &quot;46&quot;}, &quot;uris&quot;: [&quot;http://www.mendeley.com/documents/?uuid=203f1aba-6ce3-4989-9d0c-ef0d19703d1f&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JI1twKaWj"/><text:span text:style-name="T1"> </text:span><text:span text:style-name="T2">GaAs absorption coefficient – High purity. </text:span><text:span text:style-name="T3">(up to 1.6 eV)</text:span></text:p>
      <text:p text:style-name="P1"><text:reference-mark-start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7&quot;, &quot;15&quot;]]}, &quot;page&quot;: &quot;754-767&quot;, &quot;publisher&quot;: &quot;American Institute of Physics&quot;, &quot;title&quot;: &quot;Optical properties of AlxGa1-x As&quot;, &quot;type&quot;: &quot;article-journal&quot;, &quot;volume&quot;: &quot;60&quot;}, &quot;uris&quot;: [&quot;http://www.mendeley.com/documents/?uuid=604b2fdd-f7d1-4921-8b1c-9ac072f0979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I1YHMWjjsB"/><text:span text:style-name="T5">[2]</text:span><text:reference-mark-end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7&quot;, &quot;15&quot;]]}, &quot;page&quot;: &quot;754-767&quot;, &quot;publisher&quot;: &quot;American Institute of Physics&quot;, &quot;title&quot;: &quot;Optical properties of AlxGa1-x As&quot;, &quot;type&quot;: &quot;article-journal&quot;, &quot;volume&quot;: &quot;60&quot;}, &quot;uris&quot;: [&quot;http://www.mendeley.com/documents/?uuid=604b2fdd-f7d1-4921-8b1c-9ac072f0979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I1YHMWjjsB"/><text:span text:style-name="T3">⁠⁠</text:span><text:span text:style-name="T6">Al</text:span><text:span text:style-name="T8">x</text:span><text:span text:style-name="T6">Ga</text:span><text:span text:style-name="T8">1-x</text:span><text:span text:style-name="T6">As absorption coefficient for x=0.</text:span><text:span text:style-name="T7">315, x=0.590 <text:s/></text:span><text:span text:style-name="T9">(pure material) </text:span><text:span text:style-name="T10">Other values of x could be worked out in the future from this reference.</text:span></text:p>
      <text:p text:style-name="P1"><text:reference-mark-start text:name="ADDIN CSL_CITATION {&quot;citationItems&quot;: [{&quot;id&quot;: &quot;ITEM-1&quot;, &quot;itemData&quot;: {&quot;DOI&quot;: &quot;10.1063/1.326135&quot;, &quot;ISSN&quot;: &quot;00218979&quot;, &quot;abstract&quot;: &quot;The spectral dependence of the absorption coefficient of silicon for photon energies up to 2.7 eV was determined for several temperatures in the range 298-473 K. The effect of a temperature increase appears as a red shift of the absorption spectrum. The magnitude of the shift is larger than that of the fundamental energy gap, increases with increasing photon energy in the range 1.1-1.7 eV, and is constant for energies greater than 1.7 eV. A phenomenological expression deduced by analysis of the data may be used to calculate \u03b1 (E) at elevated temperature, given \u03b1 (E) at room temperature. The reflectance was also measured at 299, 413, and 516 K in the photon energy range 2.5-3.8 eV.&quot;, &quot;author&quot;: [{&quot;dropping-particle&quot;: &quot;&quot;, &quot;family&quot;: &quot;Weakliem&quot;, &quot;given&quot;: &quot;H. A.&quot;, &quot;non-dropping-particle&quot;: &quot;&quot;, &quot;parse-names&quot;: false, &quot;suffix&quot;: &quot;&quot;}, {&quot;dropping-particle&quot;: &quot;&quot;, &quot;family&quot;: &quot;Redfield&quot;, &quot;given&quot;: &quot;D.&quot;, &quot;non-dropping-particle&quot;: &quot;&quot;, &quot;parse-names&quot;: false, &quot;suffix&quot;: &quot;&quot;}], &quot;container-title&quot;: &quot;Journal of Applied Physics&quot;, &quot;id&quot;: &quot;ITEM-1&quot;, &quot;issue&quot;: &quot;3&quot;, &quot;issued&quot;: {&quot;date-parts&quot;: [[&quot;1979&quot;]]}, &quot;page&quot;: &quot;1491-1493&quot;, &quot;title&quot;: &quot;Temperature dependence of the optical properties of silicon&quot;, &quot;type&quot;: &quot;article-journal&quot;, &quot;volume&quot;: &quot;50&quot;}, &quot;uris&quot;: [&quot;http://www.mendeley.com/documents/?uuid=771e490a-9706-491d-b478-962fd1c9ff40&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VRktZBR0K"/><text:span text:style-name="T10">[3]</text:span><text:reference-mark-end text:name="ADDIN CSL_CITATION {&quot;citationItems&quot;: [{&quot;id&quot;: &quot;ITEM-1&quot;, &quot;itemData&quot;: {&quot;DOI&quot;: &quot;10.1063/1.326135&quot;, &quot;ISSN&quot;: &quot;00218979&quot;, &quot;abstract&quot;: &quot;The spectral dependence of the absorption coefficient of silicon for photon energies up to 2.7 eV was determined for several temperatures in the range 298-473 K. The effect of a temperature increase appears as a red shift of the absorption spectrum. The magnitude of the shift is larger than that of the fundamental energy gap, increases with increasing photon energy in the range 1.1-1.7 eV, and is constant for energies greater than 1.7 eV. A phenomenological expression deduced by analysis of the data may be used to calculate \u03b1 (E) at elevated temperature, given \u03b1 (E) at room temperature. The reflectance was also measured at 299, 413, and 516 K in the photon energy range 2.5-3.8 eV.&quot;, &quot;author&quot;: [{&quot;dropping-particle&quot;: &quot;&quot;, &quot;family&quot;: &quot;Weakliem&quot;, &quot;given&quot;: &quot;H. A.&quot;, &quot;non-dropping-particle&quot;: &quot;&quot;, &quot;parse-names&quot;: false, &quot;suffix&quot;: &quot;&quot;}, {&quot;dropping-particle&quot;: &quot;&quot;, &quot;family&quot;: &quot;Redfield&quot;, &quot;given&quot;: &quot;D.&quot;, &quot;non-dropping-particle&quot;: &quot;&quot;, &quot;parse-names&quot;: false, &quot;suffix&quot;: &quot;&quot;}], &quot;container-title&quot;: &quot;Journal of Applied Physics&quot;, &quot;id&quot;: &quot;ITEM-1&quot;, &quot;issue&quot;: &quot;3&quot;, &quot;issued&quot;: {&quot;date-parts&quot;: [[&quot;1979&quot;]]}, &quot;page&quot;: &quot;1491-1493&quot;, &quot;title&quot;: &quot;Temperature dependence of the optical properties of silicon&quot;, &quot;type&quot;: &quot;article-journal&quot;, &quot;volume&quot;: &quot;50&quot;}, &quot;uris&quot;: [&quot;http://www.mendeley.com/documents/?uuid=771e490a-9706-491d-b478-962fd1c9ff40&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VRktZBR0K"/><text:span text:style-name="T10"> ⁠</text:span><text:span text:style-name="T11">Silicon absorption coefficient </text:span><text:span text:style-name="T12">(pure)</text:span><text:span text:style-name="T11"> <text:s/></text:span><text:span text:style-name="T12">Taken form fig. 3 in the reference. (It is needed to improve the values for energies higher than 2.63 eV)</text:span></text:p>
      <text:p text:style-name="P8"><text:reference-mark-start text:name="ADDIN CSL_CITATION {&quot;citationItems&quot;: [{&quot;id&quot;: &quot;ITEM-1&quot;, &quot;itemData&quot;: {&quot;DOI&quot;: &quot;10.1021/jz500279b&quot;, &quot;ISSN&quot;: &quot;19487185&quot;, &quot;PMID&quot;: &quot;26270984&quot;, &quot;abstract&quot;: &quot;Solar cells based on organometallic halide perovskite absorber layers are emerging as a high-performance photovoltaic technology. Using highly sensitive photothermal deflection and photocurrent spectroscopy, we measure the absorption spectrum of CH3NH3PbI3 perovskite thin films at room temperature. We find a high absorption coefficient with particularly sharp onset. Below the bandgap, the absorption is exponential over more than four decades with an Urbach energy as small as 15 meV, which suggests a well-ordered microstructure. No deep states are found down to the detection limit of \u223c1 cm-1. These results confirm the excellent electronic properties of perovskite thin films, enabling the very high open-circuit voltages reported for perovskite solar cells. Following intentional moisture ingress, we find that the absorption at photon energies below 2.4 eV is strongly reduced, pointing to a compositional change of the material. \u00a9 2014 American Chemical Society.&quot;, &quot;author&quot;: [{&quot;dropping-particle&quot;: &quot;&quot;, &quot;family&quot;: &quot;Wolf&quot;, &quot;given&quot;: &quot;Stefaan&quot;, &quot;non-dropping-particle&quot;: &quot;De&quot;, &quot;parse-names&quot;: false, &quot;suffix&quot;: &quot;&quot;}, {&quot;dropping-particle&quot;: &quot;&quot;, &quot;family&quot;: &quot;Holovsky&quot;, &quot;given&quot;: &quot;Jakub&quot;, &quot;non-dropping-particle&quot;: &quot;&quot;, &quot;parse-names&quot;: false, &quot;suffix&quot;: &quot;&quot;}, {&quot;dropping-particle&quot;: &quot;&quot;, &quot;family&quot;: &quot;Moon&quot;, &quot;given&quot;: &quot;Soo Jin&quot;, &quot;non-dropping-particle&quot;: &quot;&quot;, &quot;parse-names&quot;: false, &quot;suffix&quot;: &quot;&quot;}, {&quot;dropping-particle&quot;: &quot;&quot;, &quot;family&quot;: &quot;L\u00f6per&quot;, &quot;given&quot;: &quot;Philipp&quot;, &quot;non-dropping-particle&quot;: &quot;&quot;, &quot;parse-names&quot;: false, &quot;suffix&quot;: &quot;&quot;}, {&quot;dropping-particle&quot;: &quot;&quot;, &quot;family&quot;: &quot;Niesen&quot;, &quot;given&quot;: &quot;Bjoern&quot;, &quot;non-dropping-particle&quot;: &quot;&quot;, &quot;parse-names&quot;: false, &quot;suffix&quot;: &quot;&quot;}, {&quot;dropping-particle&quot;: &quot;&quot;, &quot;family&quot;: &quot;Ledinsky&quot;, &quot;given&quot;: &quot;Martin&quot;, &quot;non-dropping-particle&quot;: &quot;&quot;, &quot;parse-names&quot;: false, &quot;suffix&quot;: &quot;&quot;}, {&quot;dropping-particle&quot;: &quot;&quot;, &quot;family&quot;: &quot;Haug&quot;, &quot;given&quot;: &quot;Franz Josef&quot;, &quot;non-dropping-particle&quot;: &quot;&quot;, &quot;parse-names&quot;: false, &quot;suffix&quot;: &quot;&quot;}, {&quot;dropping-particle&quot;: &quot;&quot;, &quot;family&quot;: &quot;Yum&quot;, &quot;given&quot;: &quot;Jun Ho&quot;, &quot;non-dropping-particle&quot;: &quot;&quot;, &quot;parse-names&quot;: false, &quot;suffix&quot;: &quot;&quot;}, {&quot;dropping-particle&quot;: &quot;&quot;, &quot;family&quot;: &quot;Ballif&quot;, &quot;given&quot;: &quot;Christophe&quot;, &quot;non-dropping-particle&quot;: &quot;&quot;, &quot;parse-names&quot;: false, &quot;suffix&quot;: &quot;&quot;}], &quot;container-title&quot;: &quot;Journal of Physical Chemistry Letters&quot;, &quot;id&quot;: &quot;ITEM-1&quot;, &quot;issue&quot;: &quot;6&quot;, &quot;issued&quot;: {&quot;date-parts&quot;: [[&quot;2014&quot;]]}, &quot;page&quot;: &quot;1035-1039&quot;, &quot;title&quot;: &quot;Organometallic halide perovskites: Sharp optical absorption edge and its relation to photovoltaic performance&quot;, &quot;type&quot;: &quot;article-journal&quot;, &quot;volume&quot;: &quot;5&quot;}, &quot;uris&quot;: [&quot;http://www.mendeley.com/documents/?uuid=f9a597a1-e45f-4798-9ce4-ade70c77999b&quot;]}], &quot;mendeley&quot;: {&quot;formattedCitation&quot;: &quot;[4]&quot;, &quot;plainTextFormattedCitation&quot;: &quot;[4]&quot;}, &quot;properties&quot;: {&quot;noteIndex&quot;: 0}, &quot;schema&quot;: &quot;https://github.com/citation-style-language/schema/raw/master/csl-citation.json&quot;} RNDY6d1Awq2Bp"/><text:span text:style-name="T12">[4]</text:span><text:reference-mark-end text:name="ADDIN CSL_CITATION {&quot;citationItems&quot;: [{&quot;id&quot;: &quot;ITEM-1&quot;, &quot;itemData&quot;: {&quot;DOI&quot;: &quot;10.1021/jz500279b&quot;, &quot;ISSN&quot;: &quot;19487185&quot;, &quot;PMID&quot;: &quot;26270984&quot;, &quot;abstract&quot;: &quot;Solar cells based on organometallic halide perovskite absorber layers are emerging as a high-performance photovoltaic technology. Using highly sensitive photothermal deflection and photocurrent spectroscopy, we measure the absorption spectrum of CH3NH3PbI3 perovskite thin films at room temperature. We find a high absorption coefficient with particularly sharp onset. Below the bandgap, the absorption is exponential over more than four decades with an Urbach energy as small as 15 meV, which suggests a well-ordered microstructure. No deep states are found down to the detection limit of \u223c1 cm-1. These results confirm the excellent electronic properties of perovskite thin films, enabling the very high open-circuit voltages reported for perovskite solar cells. Following intentional moisture ingress, we find that the absorption at photon energies below 2.4 eV is strongly reduced, pointing to a compositional change of the material. \u00a9 2014 American Chemical Society.&quot;, &quot;author&quot;: [{&quot;dropping-particle&quot;: &quot;&quot;, &quot;family&quot;: &quot;Wolf&quot;, &quot;given&quot;: &quot;Stefaan&quot;, &quot;non-dropping-particle&quot;: &quot;De&quot;, &quot;parse-names&quot;: false, &quot;suffix&quot;: &quot;&quot;}, {&quot;dropping-particle&quot;: &quot;&quot;, &quot;family&quot;: &quot;Holovsky&quot;, &quot;given&quot;: &quot;Jakub&quot;, &quot;non-dropping-particle&quot;: &quot;&quot;, &quot;parse-names&quot;: false, &quot;suffix&quot;: &quot;&quot;}, {&quot;dropping-particle&quot;: &quot;&quot;, &quot;family&quot;: &quot;Moon&quot;, &quot;given&quot;: &quot;Soo Jin&quot;, &quot;non-dropping-particle&quot;: &quot;&quot;, &quot;parse-names&quot;: false, &quot;suffix&quot;: &quot;&quot;}, {&quot;dropping-particle&quot;: &quot;&quot;, &quot;family&quot;: &quot;L\u00f6per&quot;, &quot;given&quot;: &quot;Philipp&quot;, &quot;non-dropping-particle&quot;: &quot;&quot;, &quot;parse-names&quot;: false, &quot;suffix&quot;: &quot;&quot;}, {&quot;dropping-particle&quot;: &quot;&quot;, &quot;family&quot;: &quot;Niesen&quot;, &quot;given&quot;: &quot;Bjoern&quot;, &quot;non-dropping-particle&quot;: &quot;&quot;, &quot;parse-names&quot;: false, &quot;suffix&quot;: &quot;&quot;}, {&quot;dropping-particle&quot;: &quot;&quot;, &quot;family&quot;: &quot;Ledinsky&quot;, &quot;given&quot;: &quot;Martin&quot;, &quot;non-dropping-particle&quot;: &quot;&quot;, &quot;parse-names&quot;: false, &quot;suffix&quot;: &quot;&quot;}, {&quot;dropping-particle&quot;: &quot;&quot;, &quot;family&quot;: &quot;Haug&quot;, &quot;given&quot;: &quot;Franz Josef&quot;, &quot;non-dropping-particle&quot;: &quot;&quot;, &quot;parse-names&quot;: false, &quot;suffix&quot;: &quot;&quot;}, {&quot;dropping-particle&quot;: &quot;&quot;, &quot;family&quot;: &quot;Yum&quot;, &quot;given&quot;: &quot;Jun Ho&quot;, &quot;non-dropping-particle&quot;: &quot;&quot;, &quot;parse-names&quot;: false, &quot;suffix&quot;: &quot;&quot;}, {&quot;dropping-particle&quot;: &quot;&quot;, &quot;family&quot;: &quot;Ballif&quot;, &quot;given&quot;: &quot;Christophe&quot;, &quot;non-dropping-particle&quot;: &quot;&quot;, &quot;parse-names&quot;: false, &quot;suffix&quot;: &quot;&quot;}], &quot;container-title&quot;: &quot;Journal of Physical Chemistry Letters&quot;, &quot;id&quot;: &quot;ITEM-1&quot;, &quot;issue&quot;: &quot;6&quot;, &quot;issued&quot;: {&quot;date-parts&quot;: [[&quot;2014&quot;]]}, &quot;page&quot;: &quot;1035-1039&quot;, &quot;title&quot;: &quot;Organometallic halide perovskites: Sharp optical absorption edge and its relation to photovoltaic performance&quot;, &quot;type&quot;: &quot;article-journal&quot;, &quot;volume&quot;: &quot;5&quot;}, &quot;uris&quot;: [&quot;http://www.mendeley.com/documents/?uuid=f9a597a1-e45f-4798-9ce4-ade70c77999b&quot;]}], &quot;mendeley&quot;: {&quot;formattedCitation&quot;: &quot;[4]&quot;, &quot;plainTextFormattedCitation&quot;: &quot;[4]&quot;}, &quot;properties&quot;: {&quot;noteIndex&quot;: 0}, &quot;schema&quot;: &quot;https://github.com/citation-style-language/schema/raw/master/csl-citation.json&quot;} RNDY6d1Awq2Bp"/><text:span text:style-name="T12"> CH3NH3PbI3 “</text:span><text:span text:style-name="T13">perovskite” absorption coefficient.</text:span><text:span text:style-name="T12">⁠</text:span></text:p>
      <text:p text:style-name="P5"><text:s/></text:p>
      <text:section text:style-name="Sect1" text:name="ADDIN Mendeley Bibliography CSL_BIBLIOGRAPHY  RNDm7v6FaGsdw">
        <text:p text:style-name="P9">[1]<text:tab/>H. C. Casey, D. D. Sell, and K. W. Wecht, “Concentration dependence of the absorption coefficient for n- and p-type GaAs between 1.3 and 1.6 eV,” <text:span text:style-name="T14">J. Appl. Phys.</text:span>, vol. 46, no. 1, pp. 250–257, Jan. 1975.</text:p>
        <text:p text:style-name="P9">[2]<text:tab/>D. E. Aspnes, S. M. Kelso, R. A. Logan, and R. Bhat, “Optical properties of AlxGa1-x As,” <text:span text:style-name="T14">J. Appl. Phys.</text:span>, vol. 60, no. 2, pp. 754–767, Jul. 1986.</text:p>
        <text:p text:style-name="P9">[3]<text:tab/>H. A. Weakliem and D. Redfield, “Temperature dependence of the optical properties of silicon,” <text:span text:style-name="T14">J. Appl. Phys.</text:span>, vol. 50, no. 3, pp. 1491–1493, 1979.</text:p>
        <text:p text:style-name="P7">[4]<text:tab/>S. De Wolf <text:span text:style-name="T14">et al.</text:span>, “Organometallic halide perovskites: Sharp optical absorption edge and its relation to photovoltaic performance,” <text:span text:style-name="T14">J. Phys. Chem. Lett.</text:span>, vol. 5, no. 6, pp. 1035–1039, 2014.</text:p>
      </text:section>
      <text:p text:style-name="P5"><text:s/></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09:19:05.509008365</meta:creation-date>
    <meta:generator>LibreOffice/6.1.5.2$Linux_X86_64 LibreOffice_project/10$Build-2</meta:generator>
    <dc:date>2020-05-10T18:40:38.280878710</dc:date>
    <meta:editing-duration>P1DT7H46M21S</meta:editing-duration>
    <meta:editing-cycles>14</meta:editing-cycles>
    <meta:document-statistic meta:table-count="0" meta:image-count="0" meta:object-count="0" meta:page-count="1" meta:paragraph-count="16" meta:word-count="352" meta:character-count="2127" meta:non-whitespace-character-count="1790"/>
    <meta:user-defined meta:name="Mendeley Citation Style_1">http://www.zotero.org/styles/ieee</meta:user-defined>
    <meta:user-defined meta:name="Mendeley Document_1">True</meta:user-defined>
    <meta:user-defined meta:name="Mendeley Unique User Id_1">18235a55-e6e6-3af8-b7e8-93f00049e1a4</meta:user-defined>
  </office:meta>
</office:document-meta>
</file>